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8.5pt"/>
    </style:style>
    <style:style style:name="co2" style:family="table-column">
      <style:table-column-properties fo:break-before="auto" style:column-width="305.5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mall_20_3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ll 3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BOM: OLSK Small 3D Printer V1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art Name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Frame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me - Left Side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me - Right Side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me - Back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me - Front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me - Top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me - Botom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me - Botom Cap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luminum Profile r20-90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indow (Laser Cut Acrylic)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020 VSlot Hinge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or - Right (Laser Cut Acrylic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or - Left (Laser Cut Acrylic)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lastic Handle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eodymium Magnet 30x10x1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pool Holder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ube Holder 10mm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4mm Tube Holder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mm Tube Holder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dhesive Rubber Feet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X - Axis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antry Base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inear Rail MGN12 300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inear Carriage MGN12C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T2 Belt Holder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ustom GT2 Belt Holder <text:s/>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ulley GT2 Belt 60T B5 W10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ulley GT2 Belt 60T B8 W10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- GT2 10mm Open Bel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aring 608ZZ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pper Motor NEMA17_17HS19-2004S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Y - Axis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otor Bracket - Nema17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aring KFL08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inear shaft 8mm 440mm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inear Shaft 16mm 376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near Bearing LMH16UU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- GT2 10mm Closed Loop Belt 100T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 - GT2 10mm Belt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ulley GT2 36T B5 W10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pper Motor NEMA17_17HS19-2004S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Z - Axis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ll Bearing SFU1204-350 With Nu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llscrew Support BF10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llscrew Support BK10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haft Holder SK16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inear Shaft 16mm shaft 300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d Frame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d Sub-frame Reinforcement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d Frame Spacer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d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nurled Thumb screw M5</text:p>
          </table:table-cell>
          <table:table-cell table:number-columns-repeated="10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hreaded Insert M8 to M5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nsor Tab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 - GT2 10mm Closed Loop bel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pper Motor NEMA17_17HS19-2004S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Extruder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- E3D Hemera 1.75mm 24V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Mount Plate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Side Plate R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Side Plate L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ube Holder 24mm (Milled Aluminum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oling Shroud (3D Printed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adial Fan Sunon MF50152VX-1L01C-Q99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Electronics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ductive Sensor SN04-P2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wer Entry AC 10A 250V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 Type A <text:s/>Extension - Panel moun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uchscreen BTT TFT35 V3.0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in Board BTT SKR 2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ductive Sensor Converter Board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wer Supply LRS-350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C-DC converter LM2596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ating Silicon Pad (24V, 300W)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GB neopixel Strip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ectronics Colling Fan - SUN MF40202V1-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Fasteners</text:p>
          </table:table-cell>
          <table:table-cell table:number-columns-repeated="10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Countersunk Screw DIN7991 M3x16mm</text:p>
          </table:table-cell>
          <table:table-cell table:number-columns-repeated="10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Countersunk Screw DIN7991 M4x10mm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ountersunk Screw DIN7991 M4x12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untersunk Screw DIN7991 M5x20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untersunk Screw DIN7991 M8x16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 Screw ISO7380-1 M3x8mm</text:p>
          </table:table-cell>
          <table:table-cell table:number-columns-repeated="10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B Screw ISO7380-1 M3x12mm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 Screw ISO7380-1 M3x10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 Screw ISO7380-1 M3x8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 Screw ISO7380-1 M4x8mm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 Screw ISO7380-1 M4x20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 Screw ISO7380-1 M5x8mm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 Screw ISO7380-1 M5x12mm</text:p>
          </table:table-cell>
          <table:table-cell table:number-columns-repeated="10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 Screw DIN912 M3x8mm</text:p>
          </table:table-cell>
          <table:table-cell table:number-columns-repeated="10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 Screw DIN912 M3x10mm</text:p>
          </table:table-cell>
          <table:table-cell table:number-columns-repeated="10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C Screw DIN912 M3x12mm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 Screw DIN912 M3x16mm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 Screw DIN912 M3x20mm</text:p>
          </table:table-cell>
          <table:table-cell table:number-columns-repeated="10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 Screw DIN912 M4x20mm</text:p>
          </table:table-cell>
          <table:table-cell table:number-columns-repeated="10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 Screw DIN912 M4x12mm</text:p>
          </table:table-cell>
          <table:table-cell table:number-columns-repeated="10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 Screw DIN912 M4x25mm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 Screw DIN912 M5x12mm</text:p>
          </table:table-cell>
          <table:table-cell table:number-columns-repeated="10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 Screw DIN912 M6x30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 Screw DIN912 M8x40mm</text:p>
          </table:table-cell>
          <table:table-cell table:number-columns-repeated="10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tscrew ISO4026 M4x5mm</text:p>
          </table:table-cell>
          <table:table-cell table:number-columns-repeated="10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Locknut DIN985 M3</text:p>
          </table:table-cell>
          <table:table-cell table:number-columns-repeated="10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Locknut DIN985 M4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cknut DIN985 M8</text:p>
          </table:table-cell>
          <table:table-cell table:number-columns-repeated="10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lat Nut DIN 439 M8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andoff M5x60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andoff M3x6mm Nylon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andoff M3x20mm Nylon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an Head Screw M3x8mm Nylon</text:p>
          </table:table-cell>
          <table:table-cell table:number-columns-repeated="10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Washer DIN6902 M3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asher DIN6902 M8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Cables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Motor Cable - 4x0.5mm2 1.5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Motor Cable - 4x0.5mm2 0.9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 Motor Cable - 4x0.5mm2 0.5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Motor Cable - 4x0.5mm2 1.8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Limit Sensor Cable - 3x0.25mm2 1.5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Limit Sensor Cable - 3x0.25mm2 0.9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 Limit Sensor Cable - 3x0.25mm2 0.4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be Cable - 3x0.25mm2 1.9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ating Cartridge Cable - 2x1mm2 2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Heat Sensor - 2x0.25mm2 2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reen Cable - 26AWG with 2.54 pitch female JST connectors 0.3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C-DC converter Cable - 2x1mm2 0.25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GB neopixel Strip Cable - <text:s text:c="2"/>3x0.25mm2 1.1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GB neopixel Strip <text:s/>bridge Cable 3x0.25mm2 0.47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t Coolling Fan cable - 2x0.25mm2 1.9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Fan Cable - 2x0.25mm2 1.9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C Power Cable to Main Board - 2x1mm2 0.45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 Cable 3x1.5mm2 0.5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rth Cable 1x1.5mm2 0.2M</text:p>
          </table:table-cell>
          <table:table-cell table:number-columns-repeated="1022"/>
        </table:table-row>
        <table:table-row table:style-name="ro1" table:number-rows-repeated="354">
          <table:table-cell table:style-name="ce1" table:number-columns-repeated="2"/>
          <table:table-cell table:number-columns-repeated="1022"/>
        </table:table-row>
        <table:table-row table:style-name="ro2" table:number-rows-repeated="10480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mall_20_3D" style:display-name="PageStyle_Small 3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9" meta:object-count="0"/>
    <meta:generator>LibreOfficeDev/6.0.5.2$Linux_X86_64 LibreOffice_project/</meta:generator>
  </office:meta>
</office:document-meta>
</file>